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98EA990AEAD31BA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a59" officeooo:paragraph-rsid="000a3a59"/>
    </style:style>
    <style:style style:name="P2" style:family="paragraph" style:parent-style-name="Standard">
      <style:text-properties officeooo:paragraph-rsid="000a3a59"/>
    </style:style>
    <style:style style:name="T1" style:family="text">
      <style:text-properties officeooo:rsid="000a3a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omologador: </text:span>Universidad de Sevilla.</text:p>
      <text:p text:style-name="P2"/>
      <text:p text:style-name="P1">Captura de pantalla:</text:p>
      <text:p text:style-name="Standard"/>
      <text:p text:style-name="Standard"><draw:frame draw:style-name="fr1" draw:name="Image1" text:anchor-type="char" svg:width="6.6929in" svg:height="3.7646in" draw:z-index="0"><draw:image xlink:href="Pictures/1000000000000500000002D098EA990AEAD31BA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16:03:41.687000000</meta:creation-date>
    <dc:date>2021-05-11T16:45:23.781000000</dc:date>
    <meta:editing-duration>PT6M13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2" meta:word-count="7" meta:character-count="56" meta:non-whitespace-character-count="51"/>
  </office:meta>
</office:document-meta>
</file>